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8A089CE4B5CDA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619" officeooo:paragraph-rsid="000c06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9.562cm" draw:z-index="0"><draw:image xlink:href="Pictures/10000000000007800000043878A089CE4B5CDA2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8T11:08:41.407000000</meta:creation-date>
    <dc:date>2023-06-08T12:02:41.471000000</dc:date>
    <meta:editing-duration>PT43M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